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text-properties fo:font-weight="bold"/>
    </style:style>
    <style:style style:name="P4" style:family="paragraph" style:parent-style-name="Text_20_body" style:list-style-name="L3"/>
    <style:style style:name="P5" style:family="paragraph" style:parent-style-name="Text_20_body" style:list-style-name="L4">
      <style:text-properties fo:font-weight="bold"/>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text-properties fo:font-weight="bold"/>
    </style:style>
    <style:style style:name="P9" style:family="paragraph" style:parent-style-name="Text_20_body" style:list-style-name="L6"/>
    <style:style style:name="P10" style:family="paragraph" style:parent-style-name="Text_20_body" style:list-style-name="L6">
      <style:text-properties fo:font-weight="bold"/>
    </style:style>
    <style:style style:name="P11" style:family="paragraph" style:parent-style-name="Heading_20_3">
      <style:text-properties officeooo:paragraph-rsid="0013d742"/>
    </style:style>
    <style:style style:name="P12" style:family="paragraph" style:parent-style-name="Text_20_body" style:list-style-name="L7"/>
    <style:style style:name="P13" style:family="paragraph" style:parent-style-name="Text_20_body" style:list-style-name="L7">
      <style:text-properties fo:font-weight="bold"/>
    </style:style>
    <style:style style:name="P14" style:family="paragraph" style:parent-style-name="Text_20_body" style:list-style-name="L7">
      <style:text-properties officeooo:paragraph-rsid="0013d742"/>
    </style:style>
    <style:style style:name="P15" style:family="paragraph" style:parent-style-name="Text_20_body" style:list-style-name="L8"/>
    <style:style style:name="P16" style:family="paragraph" style:parent-style-name="Standard">
      <style:text-properties officeooo:rsid="0013d742" officeooo:paragraph-rsid="0013d742"/>
    </style:style>
    <style:style style:name="P17" style:family="paragraph" style:parent-style-name="Standard">
      <style:text-properties officeooo:rsid="00145339" officeooo:paragraph-rsid="00145339"/>
    </style:style>
    <style:style style:name="T1" style:family="text">
      <style:text-properties fo:font-weight="bold"/>
    </style:style>
    <style:style style:name="T2" style:family="text">
      <style:text-properties fo:font-style="italic"/>
    </style:style>
    <style:style style:name="T3" style:family="text">
      <style:text-properties officeooo:rsid="0013d742"/>
    </style:style>
    <style:style style:name="T4" style:family="text">
      <style:text-properties fo:font-weight="normal" officeooo:rsid="0013d742"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SSIER MAÎTRE : PROJET "MATHBOX" (PIVOT "MATHCAM")</text:h>
      <text:p text:style-name="Text_20_body"><text:span text:style-name="T1">Version :</text:span> 5.0 (Finale - Architecture Complète &amp; User Flows) <text:span text:style-name="T1">Date :</text:span> Janvier 2026 <text:span text:style-name="T1">Statut :</text:span> Spécifications pour Développement MVP</text:p>
      <text:p text:style-name="Horizontal_20_Line"/>
      <text:h text:style-name="Heading_20_2" text:outline-level="2">1. VISION ET PROPOSITION DE VALEUR</text:h>
      <text:h text:style-name="Heading_20_3" text:outline-level="3">1.1. Le Problème</text:h>
      <text:p text:style-name="Text_20_body">L'enseignement à distance manque de deux choses :</text:p>
      <text:list text:style-name="L1">
        <text:list-item>
          <text:p text:style-name="P1"><text:span text:style-name="T1">L'attention partagée</text:span> (le prof ne voit pas ce que l'élève écrit).</text:p>
        </text:list-item>
        <text:list-item>
          <text:p text:style-name="P1"><text:span text:style-name="T1">L'organisation</text:span> (les liens Zoom perdus, les fichiers éparpillés, le manque de suivi).</text:p>
        </text:list-item>
      </text:list>
      <text:h text:style-name="Heading_20_3" text:outline-level="3">1.2. La Solution "MathCam"</text:h>
      <text:p text:style-name="Text_20_body">Une plateforme web unifiée couplée à un matériel simple.</text:p>
      <text:list text:style-name="L2">
        <text:list-item>
          <text:p text:style-name="P2"><text:span text:style-name="T1">Hardware :</text:span> Une webcam sur bras articulé (USB) chez l'élève.</text:p>
        </text:list-item>
        <text:list-item>
          <text:p text:style-name="P2"><text:span text:style-name="T1">Software :</text:span> Une WebApp (SaaS) centrale qui gère la visio, le planning, l'enrôlement des élèves et l'archivage des résumés de cours générés par IA.</text:p>
        </text:list-item>
      </text:list>
      <text:p text:style-name="Horizontal_20_Line"/>
      <text:h text:style-name="Heading_20_2" text:outline-level="2">2. PARCOURS UTILISATEUR (USER FLOWS)</text:h>
      <text:p text:style-name="Text_20_body">C'est ici que tes nouvelles demandes sont intégrées.</text:p>
      <text:h text:style-name="Heading_20_3" text:outline-level="3">2.1. Parcours Professeur (Admin)</text:h>
      <text:list text:style-name="L3">
        <text:list-item>
          <text:p text:style-name="P3">Dashboard (Vue Principale) :</text:p>
          <text:list>
            <text:list-item>
              <text:p text:style-name="P4">Liste sous forme de tableau de tous les élèves associés.</text:p>
            </text:list-item>
            <text:list-item>
              <text:p text:style-name="P3">Colonnes :</text:p>
              <text:list>
                <text:list-item>
                  <text:p text:style-name="P4"><text:span text:style-name="T2">Élève :</text:span> Nom / Prénom.</text:p>
                </text:list-item>
                <text:list-item>
                  <text:p text:style-name="P4"><text:span text:style-name="T2">Infos :</text:span> Matière (ex: Maths) | Niveau (ex: Terminale).</text:p>
                </text:list-item>
                <text:list-item>
                  <text:p text:style-name="P4"><text:span text:style-name="T2">Planning :</text:span> Jour (ex: Mardi) | Heure (18:00) | Durée (1h30).</text:p>
                </text:list-item>
                <text:list-item>
                  <text:p text:style-name="P4"><text:span text:style-name="T2">Statut Live :</text:span> Pastille 🟢 "En Ligne" (si l'élève est dans la salle d'attente/cours) ou 🔴 "Hors Ligne".</text:p>
                </text:list-item>
                <text:list-item>
                  <text:p text:style-name="P4"><text:span text:style-name="T2">Action :</text:span> Bouton "Rejoindre la salle" (toujours actif).</text:p>
                </text:list-item>
              </text:list>
            </text:list-item>
          </text:list>
        </text:list-item>
        <text:list-item>
          <text:p text:style-name="P3">Action "Ajouter un Élève" :</text:p>
          <text:list>
            <text:list-item text:start-value="1">
              <text:p text:style-name="P4">Clic sur bouton "+ Nouvel Élève".</text:p>
            </text:list-item>
            <text:list-item>
              <text:p text:style-name="P4"><text:soft-page-break/>Formulaire : Nom (Provisoire), Matière, Niveau, Jour, Heure, Durée.</text:p>
            </text:list-item>
            <text:list-item>
              <text:p text:style-name="P4">Validation -&gt; Le serveur génère un <text:span text:style-name="T1">Code Unique</text:span> (ex: <text:span text:style-name="Source_20_Text">MATH-8829</text:span>).</text:p>
            </text:list-item>
            <text:list-item>
              <text:p text:style-name="P4">Le prof copie ce code et l'envoie à l'élève par WhatsApp/SMS/Mail.</text:p>
            </text:list-item>
            <text:list-item>
              <text:p text:style-name="P4">Une ligne apparaît dans le tableau avec le statut "En attente d'inscription".</text:p>
            </text:list-item>
          </text:list>
        </text:list-item>
      </text:list>
      <text:h text:style-name="Heading_20_3" text:outline-level="3">2.2. Parcours Élève</text:h>
      <text:list text:style-name="L4">
        <text:list-item>
          <text:p text:style-name="P5">Onboarding (Première fois) :</text:p>
          <text:list>
            <text:list-item>
              <text:p text:style-name="P6">L'élève arrive sur le site, crée un compte (Email/Pass).</text:p>
            </text:list-item>
            <text:list-item>
              <text:p text:style-name="P6">Il clique sur "Rejoindre un cours" et entre le code fourni par le prof (<text:span text:style-name="Source_20_Text">MATH-8829</text:span>).</text:p>
            </text:list-item>
            <text:list-item>
              <text:p text:style-name="P6">Le système lie son compte au cours créé par le prof.</text:p>
            </text:list-item>
          </text:list>
        </text:list-item>
        <text:list-item>
          <text:p text:style-name="P5">Dashboard (Vue Principale) :</text:p>
          <text:list>
            <text:list-item>
              <text:p text:style-name="P6">Liste des cours (Cartes ou Liste).</text:p>
            </text:list-item>
            <text:list-item>
              <text:p text:style-name="P6"><text:span text:style-name="T1">Infos :</text:span> "Maths avec M. Dupont" - "Mardi à 18h00".</text:p>
            </text:list-item>
            <text:list-item>
              <text:p text:style-name="P6"><text:span text:style-name="T1">Action :</text:span> Bouton "Rejoindre la salle" (L'élève ne voit pas le statut du prof, il entre et attend).</text:p>
            </text:list-item>
          </text:list>
        </text:list-item>
        <text:list-item>
          <text:p text:style-name="P5">Historique &amp; Révisions :</text:p>
          <text:list>
            <text:list-item>
              <text:p text:style-name="P6">Onglet "Mes Résumés" : Liste chronologique des PDF générés par l'IA après les cours précédents.</text:p>
            </text:list-item>
          </text:list>
        </text:list-item>
      </text:list>
      <text:p text:style-name="Horizontal_20_Line"/>
      <text:h text:style-name="Heading_20_2" text:outline-level="2">3. ARCHITECTURE TECHNIQUE DÉTAILLÉE</text:h>
      <text:p text:style-name="Text_20_body">L'architecture s'enrichit d'une Base de Données Relationnelle et d'un système de notification Temps Réel (WebSockets).</text:p>
      <text:h text:style-name="Heading_20_3" text:outline-level="3">3.1. Schéma de Données (PostgreSQL)</text:h>
      <text:p text:style-name="Text_20_body">Pour gérer ces liens, voici la structure de la base de données nécessaire :</text:p>
      <text:list text:style-name="L5">
        <text:list-item>
          <text:p text:style-name="P7"><text:span text:style-name="T1">Users :</text:span> <text:span text:style-name="Source_20_Text">ID</text:span>, <text:span text:style-name="Source_20_Text">Email</text:span>, <text:span text:style-name="Source_20_Text">PasswordHash</text:span>, <text:span text:style-name="Source_20_Text">Role</text:span> (Prof/Eleve), <text:span text:style-name="Source_20_Text">Name</text:span>.</text:p>
        </text:list-item>
        <text:list-item>
          <text:p text:style-name="P8">Courses (La relation Prof/Élève) :</text:p>
          <text:list>
            <text:list-item>
              <text:p text:style-name="P7"><text:span text:style-name="Source_20_Text">ID</text:span></text:p>
            </text:list-item>
            <text:list-item>
              <text:p text:style-name="P7"><text:span text:style-name="Source_20_Text">ProfID</text:span> (Clé étrangère -&gt; Users)</text:p>
            </text:list-item>
            <text:list-item>
              <text:p text:style-name="P7"><text:span text:style-name="Source_20_Text">StudentID</text:span> (Clé étrangère -&gt; Users, <text:span text:style-name="T2">Nullable au début</text:span>)</text:p>
            </text:list-item>
            <text:list-item>
              <text:p text:style-name="P7"><text:span text:style-name="Source_20_Text">JoinCode</text:span> (Unique, ex: "AB12CD")</text:p>
            </text:list-item>
            <text:list-item>
              <text:p text:style-name="P7"><text:span text:style-name="Source_20_Text">Subject</text:span> (String)</text:p>
            </text:list-item>
            <text:list-item>
              <text:p text:style-name="P7"><text:span text:style-name="Source_20_Text">Level</text:span> (String)</text:p>
            </text:list-item>
            <text:list-item>
              <text:p text:style-name="P7"><text:soft-page-break/><text:span text:style-name="Source_20_Text">ScheduleDay</text:span> (Int 0-6)</text:p>
            </text:list-item>
            <text:list-item>
              <text:p text:style-name="P7"><text:span text:style-name="Source_20_Text">ScheduleTime</text:span> (Time)</text:p>
            </text:list-item>
            <text:list-item>
              <text:p text:style-name="P7"><text:span text:style-name="Source_20_Text">Duration</text:span> (Int minutes)</text:p>
            </text:list-item>
            <text:list-item>
              <text:p text:style-name="P7"><text:span text:style-name="Source_20_Text">LiveKitRoomName</text:span> (Généré automatiquement, ex: "ROOM_UUID_v4")</text:p>
            </text:list-item>
          </text:list>
        </text:list-item>
        <text:list-item>
          <text:p text:style-name="P8">Summaries :</text:p>
          <text:list>
            <text:list-item>
              <text:p text:style-name="P7"><text:span text:style-name="Source_20_Text">ID</text:span></text:p>
            </text:list-item>
            <text:list-item>
              <text:p text:style-name="P7"><text:span text:style-name="Source_20_Text">CourseID</text:span></text:p>
            </text:list-item>
            <text:list-item>
              <text:p text:style-name="P7"><text:span text:style-name="Source_20_Text">Date</text:span></text:p>
            </text:list-item>
            <text:list-item>
              <text:p text:style-name="P7"><text:span text:style-name="Source_20_Text">PDF_URL</text:span> (Lien S3 sécurisé)</text:p>
            </text:list-item>
          </text:list>
        </text:list-item>
      </text:list>
      <text:h text:style-name="Heading_20_3" text:outline-level="3">3.2. Gestion du "Statut En Ligne" (Architecture Temps Réel)</text:h>
      <text:p text:style-name="Text_20_body">C'est le point technique critique : Comment le prof voit la pastille verte 🟢 ?</text:p>
      <text:list text:style-name="L6">
        <text:list-item>
          <text:p text:style-name="P9"><text:span text:style-name="T1">L'Événement :</text:span> Quand l'élève clique sur "Rejoindre", il se connecte à <text:span text:style-name="T1">LiveKit Cloud</text:span>.</text:p>
        </text:list-item>
        <text:list-item>
          <text:p text:style-name="P9"><text:span text:style-name="T1">Le Webhook :</text:span> LiveKit détecte une connexion. Il envoie un Webhook (HTTP POST) à ton serveur Node.js :</text:p>
          <text:list>
            <text:list-item>
              <text:p text:style-name="P9"><text:span text:style-name="Source_20_Text">event: participant_joined</text:span></text:p>
            </text:list-item>
            <text:list-item>
              <text:p text:style-name="P9"><text:span text:style-name="Source_20_Text">room: ROOM_UUID_v4</text:span></text:p>
            </text:list-item>
            <text:list-item>
              <text:p text:style-name="P9"><text:span text:style-name="Source_20_Text">identity: Student_Name</text:span></text:p>
            </text:list-item>
          </text:list>
        </text:list-item>
        <text:list-item>
          <text:p text:style-name="P10">Le Traitement Node.js :</text:p>
          <text:list>
            <text:list-item>
              <text:p text:style-name="P9">Le serveur reçoit le webhook.</text:p>
            </text:list-item>
            <text:list-item>
              <text:p text:style-name="P9">Il regarde dans la base de données à quel prof appartient cette Room.</text:p>
            </text:list-item>
            <text:list-item>
              <text:p text:style-name="P9">Il utilise <text:span text:style-name="T1">Socket.io</text:span> pour envoyer un message "PUSH" au navigateur du prof connecté : <text:span text:style-name="Source_20_Text">{ courseId: 123, status: "online" }</text:span>.</text:p>
            </text:list-item>
          </text:list>
        </text:list-item>
        <text:list-item>
          <text:p text:style-name="P9"><text:span text:style-name="T1">Le Frontend Prof :</text:span> La pastille passe instantanément au vert.</text:p>
        </text:list-item>
      </text:list>
      <text:h text:style-name="P11" text:outline-level="3"><text:span text:style-name="T3">3.3. Enregistrement de l’audio pour envoie en fin de session</text:span></text:h>
      <text:h text:style-name="Heading_20_4" text:outline-level="4">L'Enregistrement Côté Client</text:h>
      <text:list text:style-name="L7">
        <text:list-item>
          <text:p text:style-name="P12"><text:span text:style-name="T1">Comment :</text:span> Tu utilises l'API <text:span text:style-name="Source_20_Text">MediaRecorder</text:span> dans le navigateur du Professeur (Chrome/Firefox/Edge).</text:p>
        </text:list-item>
        <text:list-item>
          <text:p text:style-name="P13">Le process :</text:p>
          <text:list>
            <text:list-item>
              <text:p text:style-name="P14"><text:span text:style-name="T4">Si le prof appuie sur un bouton, le navigate</text:span>ur du prof enregistre l'audio localement pendant le cours.</text:p>
            </text:list-item>
            <text:list-item>
              <text:p text:style-name="P12">À la fin du cours <text:span text:style-name="T3">ou si le prof appuie à nouveau sur le bouton</text:span>, le Javascript envoie le fichier (Blob) à ton serveur via un simple Upload HTTP.</text:p>
            </text:list-item>
          </text:list>
        </text:list-item>
        <text:list-item>
          <text:p text:style-name="P12"><text:soft-page-break/><text:span text:style-name="T1">Coût LiveKit :</text:span> <text:span text:style-name="T1">0 €</text:span>.</text:p>
        </text:list-item>
        <text:list-item>
          <text:p text:style-name="P12"><text:span text:style-name="T1">Charge VPS :</text:span> Très faible (juste de la réception de fichier).</text:p>
        </text:list-item>
        <text:list-item>
          <text:p text:style-name="P12"><text:span text:style-name="T1">Défaut :</text:span> Si le prof ferme son onglet violemment ou perd internet à la fin du cours, l'enregistrement peut être perdu. (Mais on peut mitiger ça en envoyant des "chunks" toutes les 5 minutes).</text:p>
        </text:list-item>
      </text:list>
      <text:p text:style-name="Text_20_body"/>
      <text:h text:style-name="Heading_20_3" text:outline-level="3">3.<text:span text:style-name="T3">4</text:span>. Stack Technologique Mise à Jour</text:h>
      <text:list text:style-name="L8">
        <text:list-item>
          <text:p text:style-name="P15"><text:span text:style-name="T1">Frontend :</text:span> React.js (Recommandé pour gérer ces tableaux de bord dynamiques) </text:p>
        </text:list-item>
        <text:list-item>
          <text:p text:style-name="P15"><text:span text:style-name="T1">Backend API :</text:span> Node.js + Express.</text:p>
        </text:list-item>
        <text:list-item>
          <text:p text:style-name="P15"><text:span text:style-name="T1">Base de Données :</text:span> PostgreSQL (Robuste pour les relations)</text:p>
        </text:list-item>
        <text:list-item>
          <text:p text:style-name="P15"><text:span text:style-name="T1">Temps Réel (App) :</text:span> Socket.io (Communication Serveur &lt;-&gt; Navigateurs pour les statuts).</text:p>
        </text:list-item>
        <text:list-item>
          <text:p text:style-name="P15"><text:span text:style-name="T1">Temps Réel (Vidéo) :</text:span> LiveKit Cloud.</text:p>
        </text:list-item>
        <text:list-item>
          <text:p text:style-name="P15"><text:span text:style-name="T1">Stockage Fichiers (PDF) :</text:span> AWS S3 ou Compatible (MinIO sur le VPS).</text:p>
        </text:list-item>
      </text:list>
      <text:p text:style-name="Horizontal_20_Line"/>
      <text:p text:style-name="P16">Dans le cadre du prototype :</text:p>
      <text:p text:style-name="P16">Serveur web + database à heberger sur le serveur VPS distant : <text:a xlink:type="simple" xlink:href="mailto:ubuntu@137.74.197.93" text:style-name="Internet_20_link" text:visited-style-name="Visited_20_Internet_20_Link">ubuntu@137.74.197.93</text:a></text:p>
      <text:p text:style-name="P16">Mise en place d’un tunnel CloudFlare tunnel avec un service autonome (il faut installer cloudflare, mettre en place le tunnel et le service correspondant et récupérer l’URL associée)</text:p>
      <text:p text:style-name="P16">Utilisation LiveKit Cloud avec les crédentials suivant :<text:line-break/>LIVEKIT_URL=wss://mathbox-5ok32cjl.livekit.cloud</text:p>
      <text:p text:style-name="P16">LIVEKIT_API_KEY=APIMHmgQyjvdv3R</text:p>
      <text:p text:style-name="P16">LIVEKIT_API_SECRET=Dk5vzekDT5SRjTGkMfaMYjIqUfk0s0yumTJeQsfF1xhH</text:p>
      <text:p text:style-name="P16"/>
      <text:p text:style-name="P17">Tout doit être installer, il faut partir du principe que rien n’est setup sur le serveur.Et tout doit tourner en tache de fond. Donc le serveur node.js, il faudra qu’il soit lancer et que je n’ai pas à le relancer tout le tem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8T14:55:23.078998419</meta:creation-date>
    <dc:date>2026-02-09T15:28:15.699088334</dc:date>
    <meta:editing-duration>P1DT1M18S</meta:editing-duration>
    <meta:editing-cycles>1</meta:editing-cycles>
    <meta:document-statistic meta:table-count="0" meta:image-count="0" meta:object-count="0" meta:page-count="4" meta:paragraph-count="95" meta:word-count="913" meta:character-count="5366" meta:non-whitespace-character-count="4615"/>
    <meta:generator>LibreOffice/25.8.4.2$Linux_X86_64 LibreOffice_project/290daaa01b999472f0c7a3890eb6a550fd74c6df</meta:generator>
  </office:meta>
</office:document-meta>
</file>